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in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t gesuc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t</text:p>
          </table:table-cell>
          <table:table-cell table:formula="of:= ([.$B$1]/([.$B$2] + [.$B$3]))*[.$B$3]" office:value-type="float" office:value="1.04938271604938" calcext:value-type="float">
            <text:p>1.04938271604938</text:p>
          </table:table-cell>
          <table:table-cell/>
          <table:table-cell office:value-type="string" calcext:value-type="string">
            <text:p>Vout = I*R2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ötiger R1</text:p>
          </table:table-cell>
          <table:table-cell table:formula="of:=([.$B$3]-([.$B$4]*[.$B$3]/[.$B$1]))*([.$B$1]/[.$B$4])" office:value-type="float" office:value="23.12" calcext:value-type="float">
            <text:p>23.12</text:p>
          </table:table-cell>
          <table:table-cell/>
          <table:table-cell office:value-type="string" calcext:value-type="string">
            <text:p>I = U/(R1 + R2)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s/>=&gt; vout = (vin/(R1 + R2))*R2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s/>=&gt; (Vout * (R1 + R2))/Vin = R2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s/>=&gt; Vout * R1/Vin+ = R2 - (Vout * R2/Vin)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s/>=&gt; R1 = (R2 - (Vout * R2/Vin))*(Vin / Vou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00:09:05.198201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03:37:10.683453625</meta:creation-date>
    <meta:generator>LibreOffice/7.2.5.2.0$Linux_X86_64 LibreOffice_project/20$Build-2</meta:generator>
    <dc:date>2022-04-09T02:52:30.947157894</dc:date>
    <meta:editing-duration>PT2H9M10S</meta:editing-duration>
    <meta:editing-cycles>8</meta:editing-cycles>
    <meta:document-statistic meta:table-count="1" meta:cell-count="18" meta:object-count="0"/>
  </office:meta>
</office:document-meta>
</file>